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6.463cm"/>
    </style:style>
    <style:style style:name="co8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UFFER START</text:p>
          </table:table-cell>
          <table:table-cell office:value-type="string" calcext:value-type="string">
            <text:p>BUFFER SIZE</text:p>
          </table:table-cell>
          <table:table-cell office:value-type="string" calcext:value-type="string">
            <text:p>CONTROL CHANG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WIDGETTYPE</text:p>
          </table:table-cell>
          <table:table-cell office:value-type="string" calcext:value-type="string">
            <text:p>COMBO DESC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PROGRAM NAM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OCTAV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-2 -1 0 +1 +2</text:p>
          </table:table-cell>
          <table:table-cell office:value-type="string" calcext:value-type="string">
            <text:p>0:4 → -2 +2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PORTAMENT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LIDER</text:p>
          </table:table-cell>
          <table:table-cell/>
          <table:table-cell office:value-type="string" calcext:value-type="string">
            <text:p>0→127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KEY TRIG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OFF ON</text:p>
          </table:table-cell>
          <table:table-cell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VOICE MODE DEPTH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/>
          <table:table-cell office:value-type="string" calcext:value-type="string">
            <text:p>« 27 » * 8 + « 63 » for all INT10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VOICE MODE TYP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<text:span text:style-name="T1">LATCH ARP CHORD UNISON </text:span>POLY    </text:p>
          </table:table-cell>
          <table:table-cell/>
        </table:table-row>
        <table:table-row table:style-name="ro1">
          <table:table-cell office:value-type="string" calcext:value-type="string">
            <text:p>OSC.</text:p>
          </table:table-cell>
          <table:table-cell office:value-type="string" calcext:value-type="string">
            <text:p>VCO 1 WAV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SQUARE TRIANGLE SAWTOOTH</text:p>
          </table:table-cell>
          <table:table-cell office:value-type="string" calcext:value-type="string">
            <text:p>0 64 127</text:p>
          </table:table-cell>
        </table:table-row>
        <table:table-row table:style-name="ro1">
          <table:table-cell office:value-type="string" calcext:value-type="string">
            <text:p>OSC.</text:p>
          </table:table-cell>
          <table:table-cell office:value-type="string" calcext:value-type="string">
            <text:p>VCO 1 OCTAV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4</text:p>
          </table:table-cell>
          <table:table-cell office:value-type="string" calcext:value-type="string">
            <text:p>16’ 8’ 4’ 2’</text:p>
          </table:table-cell>
          <table:table-cell office:value-type="string" calcext:value-type="string">
            <text:p>0 42 84 127</text:p>
          </table:table-cell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VCO 1 PITCH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VCO 1 SHAP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.</text:p>
          </table:table-cell>
          <table:table-cell office:value-type="string" calcext:value-type="string">
            <text:p>VCO 2 WAV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SQUARE TRIANGLE SAWTOOTH</text:p>
          </table:table-cell>
          <table:table-cell office:value-type="string" calcext:value-type="string">
            <text:p>0 64 127</text:p>
          </table:table-cell>
        </table:table-row>
        <table:table-row table:style-name="ro1">
          <table:table-cell office:value-type="string" calcext:value-type="string">
            <text:p>OSC.</text:p>
          </table:table-cell>
          <table:table-cell office:value-type="string" calcext:value-type="string">
            <text:p>VCO 2 OCTAV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4</text:p>
          </table:table-cell>
          <table:table-cell office:value-type="string" calcext:value-type="string">
            <text:p>16’ 8’ 4’ 2’</text:p>
          </table:table-cell>
          <table:table-cell office:value-type="string" calcext:value-type="string">
            <text:p>0 42 84 127</text:p>
          </table:table-cell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VCO 2 PITCH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VCO 2 SHAP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/>
          <table:table-cell office:value-type="string" calcext:value-type="string">
            <text:p>0 42 84 127</text:p>
          </table:table-cell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SYN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2</text:p>
          </table:table-cell>
          <table:table-cell office:value-type="string" calcext:value-type="string">
            <text:p>OFF ON</text:p>
          </table:table-cell>
          <table:table-cell/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RING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2</text:p>
          </table:table-cell>
          <table:table-cell office:value-type="string" calcext:value-type="string">
            <text:p>OFF ON</text:p>
          </table:table-cell>
          <table:table-cell/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CROSS MOD DEPTH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MULTI TYP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NOISE VPM USER</text:p>
          </table:table-cell>
          <table:table-cell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VCO1 LEVEL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VCO2 LEVEL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MULTI LEVEL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CUTOF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SONANCE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CUTOFF DRIV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0% 50% 100%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CUTOFF KEYBOARD TRACK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0% 50% 100%</text:p>
          </table:table-cell>
          <table:table-cell/>
        </table:table-row>
        <table:table-row table:style-name="ro1">
          <table:table-cell office:value-type="string" calcext:value-type="string">
            <text:p>AMP EG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 EG</text:p>
          </table:table-cell>
          <table:table-cell office:value-type="string" calcext:value-type="string">
            <text:p>DECAY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 EG</text:p>
          </table:table-cell>
          <table:table-cell office:value-type="string" calcext:value-type="string">
            <text:p>SUSTAIN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 EG</text:p>
          </table:table-cell>
          <table:table-cell office:value-type="string" calcext:value-type="string">
            <text:p>RELEAS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DECAY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 INT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 TARGE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CUTOFF PITCH2 PITCH1</text:p>
          </table:table-cell>
          <table:table-cell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WAVE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SQUARE TRIANGLE SAWTOOTH</text:p>
          </table:table-cell>
          <table:table-cell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MODE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1-SHOOT NORMAL BPM</text:p>
          </table:table-cell>
          <table:table-cell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R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LFO INT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10</text:p>
          </table:table-cell>
          <table:table-cell office:value-type="string" calcext:value-type="string">
            <text:p>SL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LFO TARGET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BO-3</text:p>
          </table:table-cell>
          <table:table-cell office:value-type="string" calcext:value-type="string">
            <text:p>CUTOFF SHAPE PIT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20:33:22.186580125</meta:creation-date>
    <meta:generator>LibreOffice/6.4.6.2$Linux_X86_64 LibreOffice_project/40$Build-2</meta:generator>
    <dc:date>2021-03-13T21:41:51.814996405</dc:date>
    <meta:editing-duration>PT35M16S</meta:editing-duration>
    <meta:editing-cycles>7</meta:editing-cycles>
    <meta:document-statistic meta:table-count="1" meta:cell-count="295" meta:object-count="0"/>
  </office:meta>
</office:document-meta>
</file>